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753a" officeooo:paragraph-rsid="001e753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753a" officeooo:paragraph-rsid="001ff56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753a" officeooo:paragraph-rsid="002006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753a" officeooo:paragraph-rsid="0021cf9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753a" officeooo:paragraph-rsid="002472d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753a" officeooo:paragraph-rsid="00288c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ff56d" officeooo:paragraph-rsid="001ff56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ff56d" officeooo:paragraph-rsid="0020065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ff56d" officeooo:paragraph-rsid="0021cf9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ff56d" officeooo:paragraph-rsid="002472d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ff56d" officeooo:paragraph-rsid="00288ca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88ca0" officeooo:paragraph-rsid="00288ca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entury Schoolbook L" fo:font-size="15pt" fo:font-weight="bold" officeooo:rsid="0018f7c3" officeooo:paragraph-rsid="0018f7c3" style:font-size-asian="15pt" style:font-weight-asian="bold" style:font-size-complex="15pt" style:font-weight-complex="bold"/>
    </style:style>
    <style:style style:name="T1" style:family="text">
      <style:text-properties officeooo:rsid="001ff56d"/>
    </style:style>
    <style:style style:name="T2" style:family="text">
      <style:text-properties officeooo:rsid="00200650"/>
    </style:style>
    <style:style style:name="T3" style:family="text">
      <style:text-properties officeooo:rsid="0020274e"/>
    </style:style>
    <style:style style:name="T4" style:family="text">
      <style:text-properties officeooo:rsid="0021cf9e"/>
    </style:style>
    <style:style style:name="T5" style:family="text">
      <style:text-properties officeooo:rsid="002472d9"/>
    </style:style>
    <style:style style:name="T6" style:family="text">
      <style:text-properties officeooo:rsid="00288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utomated Access on Nutritional Status</text:p>
      <text:p text:style-name="P13"/>
      <text:p text:style-name="P1">{ “employee”: [</text:p>
      <text:p text:style-name="P2"><text:span text:style-name="T1"><text:tab/>{</text:span></text:p>
      <text:p text:style-name="P2"><text:span text:style-name="T1"><text:tab/>“position”: “employee_position”</text:span></text:p>
      <text:p text:style-name="P2"><text:span text:style-name="T1"><text:tab/>}</text:span>]</text:p>
      <text:p text:style-name="P7">}</text:p>
      <text:p text:style-name="P7"/>
      <text:p text:style-name="P2">{ “<text:span text:style-name="T1">focal_person”</text:span>: [</text:p>
      <text:p text:style-name="P2"><text:span text:style-name="T1"><text:tab/>{</text:span></text:p>
      <text:p text:style-name="P2"><text:span text:style-name="T1"><text:tab/>“designation”: “assigned_office_municipality”</text:span></text:p>
      <text:p text:style-name="P2"><text:span text:style-name="T1"><text:tab/>}</text:span>]</text:p>
      <text:p text:style-name="P7">}</text:p>
      <text:p text:style-name="P7"/>
      <text:p text:style-name="P3">{ “<text:span text:style-name="T2">childInfo”</text:span>: [</text:p>
      <text:p text:style-name="P3"><text:span text:style-name="T1"><text:tab/>{</text:span></text:p>
      <text:p text:style-name="P3"><text:span text:style-name="T1"><text:tab/>“weight”: “current_weight_in_kg”,</text:span></text:p>
      <text:p text:style-name="P3"><text:tab/>“<text:span text:style-name="T3">height”: “current_height_in_meters”, </text:span></text:p>
      <text:p text:style-name="P3"><text:tab/>“<text:span text:style-name="T3">birthdate” : “day-month-year”</text:span></text:p>
      <text:p text:style-name="P3"><text:span text:style-name="T1"><text:tab/>}</text:span>]</text:p>
      <text:p text:style-name="P8">}</text:p>
      <text:p text:style-name="P8"/>
      <text:p text:style-name="P4">{ “<text:span text:style-name="T4">name”</text:span>: [</text:p>
      <text:p text:style-name="P4"><text:span text:style-name="T1"><text:tab/>{</text:span></text:p>
      <text:p text:style-name="P4"><text:span text:style-name="T1"><text:tab/>“lName”: “Poncio”,</text:span></text:p>
      <text:p text:style-name="P4"><text:tab/>“<text:span text:style-name="T4">fName”: “Pilato”</text:span></text:p>
      <text:p text:style-name="P4"><text:span text:style-name="T1"><text:tab/>}</text:span>]</text:p>
      <text:p text:style-name="P9">}</text:p>
      <text:p text:style-name="P9"/>
      <text:p text:style-name="P5">{ “<text:span text:style-name="T5">daycare_center”</text:span>: [</text:p>
      <text:p text:style-name="P5"><text:span text:style-name="T1"><text:tab/>{</text:span></text:p>
      <text:p text:style-name="P5"><text:span text:style-name="T1"><text:tab/>“centerName”: “name_daycare_center”,</text:span></text:p>
      <text:p text:style-name="P5"><text:tab/>“<text:span text:style-name="T5">municipality/city”: “Iligan City”, </text:span></text:p>
      <text:p text:style-name="P5"><text:tab/>“<text:span text:style-name="T3">barangay” : “Tibanga”</text:span></text:p>
      <text:p text:style-name="P5"><text:span text:style-name="T1"><text:tab/>}</text:span>]</text:p>
      <text:p text:style-name="P10">}</text:p>
      <text:p text:style-name="P10"/>
      <text:p text:style-name="P6">{ “<text:span text:style-name="T6">Nutritional Profile”</text:span>: [</text:p>
      <text:p text:style-name="P6"><text:span text:style-name="T1"><text:tab/>{</text:span></text:p>
      <text:p text:style-name="P6"><text:span text:style-name="T1"><text:tab/>“location”: “place indicated”,</text:span></text:p>
      <text:p text:style-name="P6"><text:tab/>“<text:span text:style-name="T6">total benificiaries”: “number of children”,</text:span></text:p>
      <text:p text:style-name="P6"><text:tab/>“<text:span text:style-name="T6">nutritional status” : “Normal”</text:span></text:p>
      <text:p text:style-name="P6"><text:span text:style-name="T1"><text:tab/>}</text:span>]</text:p>
      <text:p text:style-name="P11">}</text:p>
      <text:p text:style-name="P12"/>
      <text:p text:style-name="P10"/>
      <text:p text:style-name="P9"><text:soft-page-break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30:43.558220399</meta:creation-date>
    <dc:date>2016-10-11T14:48:57.055435055</dc:date>
    <meta:editing-duration>PT18M7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38" meta:word-count="77" meta:character-count="606" meta:non-whitespace-character-count="540"/>
  </office:meta>
</office:document-meta>
</file>